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table:shapes>
          <draw:frame draw:z-index="0" draw:style-name="gr1" svg:width="37.21cm" svg:height="22.788cm" svg:x="0.193cm" svg:y="21.096cm">
            <draw:object draw:notify-on-update-of-ranges="Cambridge_Increment.A26:Cambridge_Increment.B44 Cambridge_Increment.C26:Cambridge_Increment.C44 Cambridge_Increment.D26:Cambridge_Increment.D44 Cambridge_Increment.E26:Cambridge_Increment.E44 Cambridge_Increment.F26:Cambridge_Increment.F44 Cambridge_Increment.G26:Cambridge_Increment.G44 Cambridge_Increment.H26:Cambridge_Increment.H44 Cambridge_Increment.I26:Cambridge_Increment.I44 Cambridge_Increment.J26:Cambridge_Increment.J44 Cambridge_Increment.K26:Cambridge_Increment.K44 Cambridge_Increment.L26:Cambridge_Increment.L44 Cambridge_Increment.M26:Cambridge_Increment.M44 Cambridge_Increment.N26:Cambridge_Increment.N44 Cambridge_Increment.O26:Cambridge_Increment.O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1" office:value-type="string">
            <text:p>Mi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4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6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9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1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11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12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7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2" table:formula="of:=MIN([.C2:.AA2])" office:value-type="float" office:value="-434">
            <text:p>-434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2" table:formula="of:=MIN([.C3:.AA3])" office:value-type="float" office:value="-114">
            <text:p>-114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2" table:formula="of:=MIN([.C4:.AA4])" office:value-type="float" office:value="-96">
            <text:p>-96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2" table:formula="of:=MIN([.C5:.AA5])" office:value-type="float" office:value="0">
            <text:p>0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2" table:formula="of:=MIN([.C6:.AA6])" office:value-type="float" office:value="0">
            <text:p>0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2" table:formula="of:=MIN([.C7:.AA7])" office:value-type="float" office:value="0">
            <text:p>0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2" table:formula="of:=MIN([.C8:.AA8])" office:value-type="float" office:value="3">
            <text:p>3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2" table:formula="of:=MIN([.C9:.AA9])" office:value-type="float" office:value="2">
            <text:p>2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2" table:formula="of:=MIN([.C10:.AA10])" office:value-type="float" office:value="2">
            <text:p>2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2" table:formula="of:=MIN([.C11:.AA11])" office:value-type="float" office:value="-1186">
            <text:p>-1186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eidel, Sam</text:p>
          </table:table-cell>
          <table:table-cell table:style-name="ce2" table:formula="of:=MIN([.C12:.AA12])" office:value-type="float" office:value="-1010">
            <text:p>-1010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2" table:formula="of:=MIN([.C13:.AA13])" office:value-type="float" office:value="-655">
            <text:p>-655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2" table:formula="of:=MIN([.C14:.AA14])" office:value-type="float" office:value="-570">
            <text:p>-570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2" table:formula="of:=MIN([.C15:.AA15])" office:value-type="float" office:value="-404">
            <text:p>-404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2" table:formula="of:=MIN([.C16:.AA16])" office:value-type="float" office:value="-192">
            <text:p>-192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2" table:formula="of:=MIN([.C17:.AA17])" office:value-type="float" office:value="-149">
            <text:p>-149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2" table:formula="of:=MIN([.C18:.AA18])" office:value-type="float" office:value="-62">
            <text:p>-62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2" table:formula="of:=MIN([.C19:.AA19])" office:value-type="float" office:value="-59">
            <text:p>-59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Candidate</text:p>
          </table:table-cell>
          <table:table-cell table:style-name="ce1"/>
          <table:table-cell table:number-columns-repeated="4"/>
          <table:table-cell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4" office:value-type="string">
            <text:p>T6</text:p>
          </table:table-cell>
          <table:table-cell table:style-name="ce4" office:value-type="string">
            <text:p>T7</text:p>
          </table:table-cell>
          <table:table-cell table:style-name="ce4" office:value-type="string">
            <text:p>T8</text:p>
          </table:table-cell>
          <table:table-cell table:style-name="ce4" office:value-type="string">
            <text:p>T9</text:p>
          </table:table-cell>
          <table:table-cell table:style-name="ce4" office:value-type="string">
            <text:p>T10</text:p>
          </table:table-cell>
          <table:table-cell table:style-name="ce4" office:value-type="string">
            <text:p>T11</text:p>
          </table:table-cell>
          <table:table-cell table:style-name="ce4" office:value-type="string">
            <text:p>T1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heung, L</text:p>
          </table:table-cell>
          <table:table-cell table:style-name="ce2"/>
          <table:table-cell table:style-name="ce5" office:value-type="float" office:value="1540">
            <text:p>1540</text:p>
          </table:table-cell>
          <table:table-cell table:style-name="ce5" office:value-type="float" office:value="434">
            <text:p>434</text:p>
          </table:table-cell>
          <table:table-cell table:number-columns-repeated="11"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Toomey, T</text:p>
          </table:table-cell>
          <table:table-cell table:style-name="ce2"/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4">
            <text:p>114</text:p>
          </table:table-cell>
          <table:table-cell table:number-columns-repeated="10"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aher, D</text:p>
          </table:table-cell>
          <table:table-cell table:style-name="ce2"/>
          <table:table-cell table:style-name="ce5" office:value-type="float" office:value="1540">
            <text:p>154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96">
            <text:p>96</text:p>
          </table:table-cell>
          <table:table-cell table:number-columns-repeated="9"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Davis, H</text:p>
          </table:table-cell>
          <table:table-cell table:style-name="ce2"/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">
            <text:p>12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immons, E.</text:p>
          </table:table-cell>
          <table:table-cell table:style-name="ce2"/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Decker, M.</text:p>
          </table:table-cell>
          <table:table-cell table:style-name="ce2"/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2">
            <text:p>1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Kelley, C.</text:p>
          </table:table-cell>
          <table:table-cell table:style-name="ce2"/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vanBeuzekom, M.</text:p>
          </table:table-cell>
          <table:table-cell table:style-name="ce2"/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Reeves, K.</text:p>
          </table:table-cell>
          <table:table-cell table:style-name="ce2"/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275">
            <text:p>27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Ward, L.</text:p>
          </table:table-cell>
          <table:table-cell table:style-name="ce2"/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98">
            <text:p>9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eidel, S.</text:p>
          </table:table-cell>
          <table:table-cell table:style-name="ce2"/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84">
            <text:p>84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Nelson, M.</text:p>
          </table:table-cell>
          <table:table-cell table:style-name="ce2"/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6">
            <text:p>6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quardt, C.</text:p>
          </table:table-cell>
          <table:table-cell table:style-name="ce2"/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ohlman, T.</text:p>
          </table:table-cell>
          <table:table-cell table:style-name="ce2"/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9">
            <text:p>19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string">
            <text:p>Williamson, J.</text:p>
          </table:table-cell>
          <table:table-cell table:style-name="ce2"/>
          <table:table-cell table:style-name="ce5" office:value-type="float" office:value="171">
            <text:p>171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 office:value-type="string">
            <text:p>Mello, G.</text:p>
          </table:table-cell>
          <table:table-cell table:style-name="ce2"/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>
            <text:p>Pascual, J.</text:p>
          </table:table-cell>
          <table:table-cell table:style-name="ce2"/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>
            <text:p>Moree, G.</text:p>
          </table:table-cell>
          <table:table-cell table:style-name="ce2"/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Disc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141">
            <text:p>141</text:p>
          </table:table-cell>
          <table:table-cell office:value-type="float" office:value="126">
            <text:p>126</text:p>
          </table:table-cell>
          <table:table-cell office:value-type="float" office:value="222">
            <text:p>222</text:p>
          </table:table-cell>
          <table:table-cell office:value-type="float" office:value="896">
            <text:p>896</text:p>
          </table:table-cell>
          <table:table-cell table:number-columns-repeated="100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Quota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table:number-columns-repeated="995"/>
        </table:table-row>
        <table:table-row table:style-name="ro1">
          <table:table-cell table:style-name="ce2" office:value-type="string">
            <text:p>Cheung, L</text:p>
          </table:table-cell>
          <table:table-cell table:style-name="ce5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Toomey, T</text:p>
          </table:table-cell>
          <table:table-cell table:style-name="ce5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aher, D</text:p>
          </table:table-cell>
          <table:table-cell table:style-name="ce5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Davis, H</text:p>
          </table:table-cell>
          <table:table-cell table:style-name="ce5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Simmons, D</text:p>
          </table:table-cell>
          <table:table-cell table:style-name="ce5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Decker, M</text:p>
          </table:table-cell>
          <table:table-cell table:style-name="ce5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Kelley, C</text:p>
          </table:table-cell>
          <table:table-cell table:style-name="ce5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VanBeuz., M</text:p>
          </table:table-cell>
          <table:table-cell table:style-name="ce5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Reeves, K</text:p>
          </table:table-cell>
          <table:table-cell table:style-name="ce5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Ward, L</text:p>
          </table:table-cell>
          <table:table-cell table:style-name="ce5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Seidel, S</text:p>
          </table:table-cell>
          <table:table-cell table:style-name="ce5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Nelson, M</text:p>
          </table:table-cell>
          <table:table-cell table:style-name="ce5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arq., C</text:p>
          </table:table-cell>
          <table:table-cell table:style-name="ce5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Stohlman, T</text:p>
          </table:table-cell>
          <table:table-cell table:style-name="ce5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Williams., J</text:p>
          </table:table-cell>
          <table:table-cell table:style-name="ce5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ello, G</text:p>
          </table:table-cell>
          <table:table-cell table:style-name="ce5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Pascual, J</text:p>
          </table:table-cell>
          <table:table-cell table:style-name="ce5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oree, G</text:p>
          </table:table-cell>
          <table:table-cell table:style-name="ce5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Quota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table:number-columns-repeated="995"/>
        </table:table-row>
        <table:table-row table:style-name="ro1">
          <table:table-cell table:style-name="ce2" office:value-type="string">
            <text:p>Cheung, L</text:p>
          </table:table-cell>
          <table:table-cell table:style-name="ce5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Toomey, T</text:p>
          </table:table-cell>
          <table:table-cell table:style-name="ce5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aher, D</text:p>
          </table:table-cell>
          <table:table-cell table:style-name="ce5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Davis, H</text:p>
          </table:table-cell>
          <table:table-cell table:style-name="ce5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Simmons, D</text:p>
          </table:table-cell>
          <table:table-cell table:style-name="ce5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Decker, M</text:p>
          </table:table-cell>
          <table:table-cell table:style-name="ce5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Kelley, C</text:p>
          </table:table-cell>
          <table:table-cell table:style-name="ce5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VanBeuz., M</text:p>
          </table:table-cell>
          <table:table-cell table:style-name="ce5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Reeves, K</text:p>
          </table:table-cell>
          <table:table-cell table:style-name="ce5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Ward, L</text:p>
          </table:table-cell>
          <table:table-cell table:style-name="ce5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Seidel, S</text:p>
          </table:table-cell>
          <table:table-cell table:style-name="ce5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Nelson, M</text:p>
          </table:table-cell>
          <table:table-cell table:style-name="ce5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arq., C</text:p>
          </table:table-cell>
          <table:table-cell table:style-name="ce5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Stohlman, T</text:p>
          </table:table-cell>
          <table:table-cell table:style-name="ce5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Williams., J</text:p>
          </table:table-cell>
          <table:table-cell table:style-name="ce5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ello, G</text:p>
          </table:table-cell>
          <table:table-cell table:style-name="ce5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Pascual, J</text:p>
          </table:table-cell>
          <table:table-cell table:style-name="ce5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Moree, G</text:p>
          </table:table-cell>
          <table:table-cell table:style-name="ce5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4:32:59</dc:date>
    <dc:creator>Julien Lamarche</dc:creator>
    <meta:editing-duration>PT1H24M1S</meta:editing-duration>
    <meta:editing-cycles>9</meta:editing-cycles>
    <meta:generator>LibreOffice/3.5$Linux_x86 LibreOffice_project/350m1$Build-2</meta:generator>
    <meta:document-statistic meta:table-count="4" meta:cell-count="12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dc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graphic-properties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graphic-properties draw:fill-color="#ff8080" dr3d:edge-rounding="5%"/>
      <style:text-properties fo:font-size="10pt" style:font-size-asian="10pt" style:font-size-complex="10pt"/>
    </style:style>
    <style:style style:name="ch20" style:family="chart" style:data-style-name="N0">
      <style:graphic-properties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graphic-properties draw:fill-color="#004586" dr3d:edge-rounding="5%"/>
      <style:text-properties fo:font-size="10pt" style:font-size-asian="10pt" style:font-size-complex="10pt"/>
    </style:style>
    <style:style style:name="ch22" style:family="chart">
      <style:chart-properties chart:solid-type="cuboid"/>
    </style:style>
    <style:style style:name="ch23" style:family="chart">
      <style:graphic-properties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7.211cm" svg:height="22.789cm" xlink:href=".." xlink:type="simple" chart:class="chart:bar" chart:style-name="ch1">
        <chart:title svg:x="11.682cm" svg:y="0.591cm" chart:style-name="ch2">
          <text:p>Cambrdige, Massachusetts November 8, 2011 City Council Elections</text:p>
        </chart:title>
        <chart:legend chart:legend-position="end" svg:x="34.894cm" svg:y="8.107cm" style:legend-expansion="high" chart:style-name="ch3"/>
        <chart:plot-area chart:style-name="ch4" table:cell-range-address="Cambridge_Increment.A26:Cambridge_Increment.O44" chart:data-source-has-labels="column" svg:x="1.755cm" svg:y="2.735cm" svg:width="31.652cm" svg:height="18.618cm">
          <chartooo:coordinate-region svg:x="2.747cm" svg:y="2.934cm" svg:width="30.66cm" svg:height="17.375cm"/>
          <chart:axis chart:dimension="x" chart:name="primary-x" chart:style-name="ch5" chartooo:axis-type="auto">
            <chartooo:date-scale/>
            <chart:title svg:x="16.651cm" svg:y="21.808cm" chart:style-name="ch6">
              <text:p>Candidates </text:p>
            </chart:title>
            <chart:categories table:cell-range-address="Cambridge_Increment.A26:Cambridge_Increment.B44"/>
          </chart:axis>
          <chart:axis chart:dimension="y" chart:name="primary-y" chart:style-name="ch7">
            <chart:title svg:x="0.451cm" svg:y="12.511cm" chart:style-name="ch8">
              <text:p>Votes</text:p>
            </chart:title>
          </chart:axis>
          <chart:series chart:style-name="ch9" chart:values-cell-range-address="Cambridge_Increment.C26:Cambridge_Increment.C44" chart:class="chart:bar">
            <chart:data-point chart:repeated="19"/>
          </chart:series>
          <chart:series chart:style-name="ch10" chart:values-cell-range-address="Cambridge_Increment.D26:Cambridge_Increment.D44" chart:class="chart:bar">
            <chart:data-point chart:repeated="19"/>
          </chart:series>
          <chart:series chart:style-name="ch11" chart:values-cell-range-address="Cambridge_Increment.E26:Cambridge_Increment.E44" chart:class="chart:bar">
            <chart:data-point chart:repeated="19"/>
          </chart:series>
          <chart:series chart:style-name="ch12" chart:values-cell-range-address="Cambridge_Increment.F26:Cambridge_Increment.F44" chart:class="chart:bar">
            <chart:data-point chart:repeated="19"/>
          </chart:series>
          <chart:series chart:style-name="ch13" chart:values-cell-range-address="Cambridge_Increment.G26:Cambridge_Increment.G44" chart:class="chart:bar">
            <chart:data-point chart:repeated="19"/>
          </chart:series>
          <chart:series chart:style-name="ch14" chart:values-cell-range-address="Cambridge_Increment.H26:Cambridge_Increment.H44" chart:class="chart:bar">
            <chart:data-point chart:repeated="19"/>
          </chart:series>
          <chart:series chart:style-name="ch15" chart:values-cell-range-address="Cambridge_Increment.I26:Cambridge_Increment.I44" chart:class="chart:bar">
            <chart:data-point chart:repeated="19"/>
          </chart:series>
          <chart:series chart:style-name="ch16" chart:values-cell-range-address="Cambridge_Increment.J26:Cambridge_Increment.J44" chart:class="chart:bar">
            <chart:data-point chart:repeated="19"/>
          </chart:series>
          <chart:series chart:style-name="ch17" chart:values-cell-range-address="Cambridge_Increment.K26:Cambridge_Increment.K44" chart:class="chart:bar">
            <chart:data-point chart:repeated="19"/>
          </chart:series>
          <chart:series chart:style-name="ch18" chart:values-cell-range-address="Cambridge_Increment.L26:Cambridge_Increment.L44" chart:class="chart:bar">
            <chart:data-point chart:repeated="19"/>
          </chart:series>
          <chart:series chart:style-name="ch19" chart:values-cell-range-address="Cambridge_Increment.M26:Cambridge_Increment.M44" chart:class="chart:bar">
            <chart:data-point chart:repeated="19"/>
          </chart:series>
          <chart:series chart:style-name="ch20" chart:values-cell-range-address="Cambridge_Increment.N26:Cambridge_Increment.N44" chart:class="chart:bar">
            <chart:data-point chart:repeated="19"/>
          </chart:series>
          <chart:series chart:style-name="ch21" chart:values-cell-range-address="Cambridge_Increment.O26:Cambridge_Increment.O44" chart:class="chart:bar">
            <chart:data-point chart:repeated="8"/>
            <chart:data-point chart:style-name="ch22"/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text:list>
                  <text:list-item>
                    <text:p>Cheung, L</text:p>
                  </text:list-item>
                  <text:list-item>
                    <text:p/>
                  </text:list-item>
                </text:list>
                <draw:g>
                  <svg:desc>Cambridge_Increment.A26:Cambridge_Increment.B44</svg:desc>
                </draw:g>
              </table:table-cell>
              <table:table-cell office:value-type="float" office:value="1540">
                <text:p>1540</text:p>
                <draw:g>
                  <svg:desc>Cambridge_Increment.C26:Cambridge_Increment.C44</svg:desc>
                </draw:g>
              </table:table-cell>
              <table:table-cell office:value-type="float" office:value="434">
                <text:p>434</text:p>
                <draw:g>
                  <svg:desc>Cambridge_Increment.D26:Cambridge_Increment.D44</svg:desc>
                </draw:g>
              </table:table-cell>
              <table:table-cell office:value-type="float" office:value="0">
                <text:p>0</text:p>
                <draw:g>
                  <svg:desc>Cambridge_Increment.E26:Cambridge_Increment.E44</svg:desc>
                </draw:g>
              </table:table-cell>
              <table:table-cell office:value-type="float" office:value="0">
                <text:p>0</text:p>
                <draw:g>
                  <svg:desc>Cambridge_Increment.F26:Cambridge_Increment.F44</svg:desc>
                </draw:g>
              </table:table-cell>
              <table:table-cell office:value-type="float" office:value="0">
                <text:p>0</text:p>
                <draw:g>
                  <svg:desc>Cambridge_Increment.G26:Cambridge_Increment.G44</svg:desc>
                </draw:g>
              </table:table-cell>
              <table:table-cell office:value-type="float" office:value="0">
                <text:p>0</text:p>
                <draw:g>
                  <svg:desc>Cambridge_Increment.H26:Cambridge_Increment.H44</svg:desc>
                </draw:g>
              </table:table-cell>
              <table:table-cell office:value-type="float" office:value="0">
                <text:p>0</text:p>
                <draw:g>
                  <svg:desc>Cambridge_Increment.I26:Cambridge_Increment.I44</svg:desc>
                </draw:g>
              </table:table-cell>
              <table:table-cell office:value-type="float" office:value="0">
                <text:p>0</text:p>
                <draw:g>
                  <svg:desc>Cambridge_Increment.J26:Cambridge_Increment.J44</svg:desc>
                </draw:g>
              </table:table-cell>
              <table:table-cell office:value-type="float" office:value="0">
                <text:p>0</text:p>
                <draw:g>
                  <svg:desc>Cambridge_Increment.K26:Cambridge_Increment.K44</svg:desc>
                </draw:g>
              </table:table-cell>
              <table:table-cell office:value-type="float" office:value="0">
                <text:p>0</text:p>
                <draw:g>
                  <svg:desc>Cambridge_Increment.L26:Cambridge_Increment.L44</svg:desc>
                </draw:g>
              </table:table-cell>
              <table:table-cell office:value-type="float" office:value="0">
                <text:p>0</text:p>
                <draw:g>
                  <svg:desc>Cambridge_Increment.M26:Cambridge_Increment.M44</svg:desc>
                </draw:g>
              </table:table-cell>
              <table:table-cell office:value-type="float" office:value="0">
                <text:p>0</text:p>
                <draw:g>
                  <svg:desc>Cambridge_Increment.N26:Cambridge_Increment.N44</svg:desc>
                </draw:g>
              </table:table-cell>
              <table:table-cell office:value-type="float" office:value="0">
                <text:p>0</text:p>
                <draw:g>
                  <svg:desc>Cambridge_Increment.O26:Cambridge_Increment.O44</svg:desc>
                </draw:g>
              </table:table-cell>
            </table:table-row>
            <table:table-row>
              <table:table-cell office:value-type="string">
                <text:p>Toomey, T</text:p>
                <text:list>
                  <text:list-item>
                    <text:p>Toomey, 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her, D</text:p>
                <text:list>
                  <text:list-item>
                    <text:p>Maher, 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s, H</text:p>
                <text:list>
                  <text:list-item>
                    <text:p>Davis, 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07">
                <text:p>1407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mmons, E.</text:p>
                <text:list>
                  <text:list-item>
                    <text:p>Simmons, E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24">
                <text:p>122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ker, M.</text:p>
                <text:list>
                  <text:list-item>
                    <text:p>Decker, M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92">
                <text:p>1092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elley, C.</text:p>
                <text:list>
                  <text:list-item>
                    <text:p>Kelley, C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75">
                <text:p>1075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nBeuzekom, M.</text:p>
                <text:list>
                  <text:list-item>
                    <text:p>vanBeuzekom, M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">
                <text:p>1011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93">
                <text:p>93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eves, K.</text:p>
                <text:list>
                  <text:list-item>
                    <text:p>Reeves, K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79">
                <text:p>979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ard, L.</text:p>
                <text:list>
                  <text:list-item>
                    <text:p>Ward, L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16">
                <text:p>81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idel, S.</text:p>
                <text:list>
                  <text:list-item>
                    <text:p>Seidel, S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68">
                <text:p>768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lson, M.</text:p>
                <text:list>
                  <text:list-item>
                    <text:p>Nelson, M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23">
                <text:p>52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quardt, C.</text:p>
                <text:list>
                  <text:list-item>
                    <text:p>Marquardt, C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88">
                <text:p>48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hlman, T.</text:p>
                <text:list>
                  <text:list-item>
                    <text:p>Stohlman, T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36">
                <text:p>33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lliamson, J.</text:p>
                <text:list>
                  <text:list-item>
                    <text:p>Williamson, J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llo, G.</text:p>
                <text:list>
                  <text:list-item>
                    <text:p>Mello, G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scual, J.</text:p>
                <text:list>
                  <text:list-item>
                    <text:p>Pascual, J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ree, G.</text:p>
                <text:list>
                  <text:list-item>
                    <text:p>Moree, G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card</text:p>
                <text:list>
                  <text:list-item>
                    <text:p>Discar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  <table:table-cell office:value-type="float" office:value="222">
                <text:p>222</text:p>
              </table:table-cell>
              <table:table-cell office:value-type="float" office:value="896">
                <text:p>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